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OpenSymbol" svg:font-family="OpenSymbol" style:font-pitch="fixed"/>
    <style:font-face style:name="OpenSymbol1" svg:font-family="OpenSymbol"/>
    <style:font-face style:name="OpenSymbol2" svg:font-family="OpenSymbol" style:font-pitch="variable"/>
    <style:font-face style:name="Road Rage" svg:font-family="'Road Rage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035cm" svg:stroke-color="#000000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986cm" fo:min-width="0.736cm" fo:padding-top="0.142cm" fo:padding-bottom="0.142cm" fo:padding-left="0.267cm" fo:padding-right="0.267cm"/>
      <style:paragraph-properties style:writing-mode="lr-tb"/>
    </style:style>
    <style:style style:name="gr3" style:family="graphic" style:parent-style-name="standard">
      <style:graphic-properties draw:stroke="none" svg:stroke-width="0.035cm" svg:stroke-color="#000000" draw:marker-start-width="0.252cm" draw:marker-end-width="0.252cm" draw:fill-color="#ffffff" draw:textarea-horizontal-align="justify" draw:textarea-vertical-align="middle" draw:auto-grow-height="false" fo:min-height="0.351cm" fo:min-width="0.736cm" fo:padding-top="0.142cm" fo:padding-bottom="0.142cm" fo:padding-left="0.267cm" fo:padding-right="0.267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style:font-name="Cascadia Code" fo:font-size="10pt"/>
    </style:style>
    <style:style style:name="P3" style:family="paragraph">
      <style:paragraph-properties fo:text-align="center" style:writing-mode="lr-tb"/>
      <style:text-properties style:font-name="Cascadia Code" fo:font-size="8pt" style:font-size-asian="8pt" style:font-size-complex="8pt"/>
    </style:style>
    <style:style style:name="P4" style:family="paragraph">
      <loext:graphic-properties draw:fill-color="#ffffff"/>
      <style:paragraph-properties fo:text-align="center" style:writing-mode="lr-tb"/>
      <style:text-properties style:font-name="Cascadia Code" fo:font-size="8pt" style:font-size-asian="8pt" style:font-size-complex="8pt"/>
    </style:style>
    <style:style style:name="P5" style:family="paragraph">
      <style:paragraph-properties fo:text-align="center" style:writing-mode="lr-tb"/>
      <style:text-properties style:font-name="Noto Mono1" fo:font-size="10pt" style:font-size-asian="10pt" style:font-size-complex="10pt"/>
    </style:style>
    <style:style style:name="P6" style:family="paragraph">
      <loext:graphic-properties draw:fill-color="#ffffff"/>
      <style:paragraph-properties fo:text-align="center" style:writing-mode="lr-tb"/>
      <style:text-properties style:font-name="Noto Mono1" fo:font-size="10pt" style:font-size-asian="10pt" style:font-size-complex="10pt"/>
    </style:style>
    <style:style style:name="P7" style:family="paragraph">
      <style:paragraph-properties fo:text-align="center" style:writing-mode="lr-tb"/>
      <style:text-properties style:font-name="Cascadia Code" fo:font-size="10pt" style:font-size-asian="8pt" style:font-size-complex="8pt"/>
    </style:style>
    <style:style style:name="P8" style:family="paragraph">
      <loext:graphic-properties draw:fill-color="#ffffff"/>
      <style:paragraph-properties fo:text-align="center" style:writing-mode="lr-tb"/>
      <style:text-properties style:font-name="Cascadia Code" fo:font-size="10pt" style:font-size-asian="8pt" style:font-size-complex="8pt"/>
    </style:style>
    <style:style style:name="P9" style:family="paragraph">
      <style:paragraph-properties fo:text-align="center" style:writing-mode="lr-tb"/>
      <style:text-properties style:font-name="Noto Mono1" fo:font-size="12pt" style:font-size-asian="12pt" style:font-size-complex="12pt"/>
    </style:style>
    <style:style style:name="P10" style:family="paragraph">
      <loext:graphic-properties draw:fill-color="#ffffff"/>
      <style:paragraph-properties fo:text-align="center" style:writing-mode="lr-tb"/>
      <style:text-properties style:font-name="Noto Mono1" fo:font-size="12pt" style:font-size-asian="12pt" style:font-size-complex="12pt"/>
    </style:style>
    <style:style style:name="P11" style:family="paragraph">
      <style:paragraph-properties fo:text-align="center" style:writing-mode="lr-tb"/>
      <style:text-properties style:font-name="Road Rage" fo:font-size="10pt" style:font-size-asian="10pt" style:font-size-complex="10pt"/>
    </style:style>
    <style:style style:name="P12" style:family="paragraph">
      <loext:graphic-properties draw:fill-color="#ffffff"/>
      <style:paragraph-properties fo:text-align="center" style:writing-mode="lr-tb"/>
      <style:text-properties style:font-name="Road Rage" fo:font-size="10pt" style:font-size-asian="10pt" style:font-size-complex="10pt"/>
    </style:style>
    <style:style style:name="P13" style:family="paragraph">
      <style:paragraph-properties fo:text-align="end" style:writing-mode="lr-tb"/>
      <style:text-properties style:font-name="Cascadia Code" fo:font-size="10pt" style:font-size-asian="8pt" style:font-size-complex="8pt"/>
    </style:style>
    <style:style style:name="P14" style:family="paragraph">
      <loext:graphic-properties draw:fill-color="#ffffff"/>
      <style:paragraph-properties fo:text-align="end" style:writing-mode="lr-tb"/>
      <style:text-properties style:font-name="Cascadia Code" fo:font-size="10pt" style:font-size-asian="8pt" style:font-size-complex="8pt"/>
    </style:style>
    <style:style style:name="T1" style:family="text">
      <style:text-properties style:font-name="Cascadia Code" fo:font-size="8pt" style:font-size-asian="8pt" style:font-size-complex="8pt"/>
    </style:style>
    <style:style style:name="T2" style:family="text">
      <style:text-properties style:font-name="Cascadia Code" fo:font-size="8pt" style:font-name-asian="OpenSymbol1" style:font-size-asian="8pt" style:font-name-complex="OpenSymbol1" style:font-size-complex="8pt"/>
    </style:style>
    <style:style style:name="T3" style:family="text">
      <style:text-properties style:font-name="OpenSymbol1" fo:font-size="10pt" style:font-name-asian="OpenSymbol1" style:font-size-asian="10pt" style:font-name-complex="OpenSymbol1" style:font-size-complex="10pt"/>
    </style:style>
    <style:style style:name="T4" style:family="text">
      <style:text-properties style:font-name="Cascadia Code" fo:font-size="10pt" style:font-size-asian="8pt" style:font-size-complex="8pt"/>
    </style:style>
    <style:style style:name="T5" style:family="text">
      <style:text-properties style:font-name="OpenSymbol1" fo:font-size="12pt" style:font-name-asian="OpenSymbol1" style:font-size-asian="12pt" style:font-name-complex="OpenSymbol1" style:font-size-complex="12pt"/>
    </style:style>
    <style:style style:name="T6" style:family="text">
      <style:text-properties style:font-name="Road Rage" fo:font-size="1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2.381cm" svg:y1="0.635cm" svg:x2="2.381cm" svg:y2="16.51cm">
            <text:p/>
          </draw:line>
          <draw:line draw:style-name="gr1" draw:text-style-name="P1" draw:layer="layout" svg:x1="4.286cm" svg:y1="0.635cm" svg:x2="4.286cm" svg:y2="16.51cm">
            <text:p/>
          </draw:line>
          <draw:line draw:style-name="gr1" draw:text-style-name="P1" draw:layer="layout" svg:x1="6.191cm" svg:y1="0.635cm" svg:x2="6.191cm" svg:y2="16.51cm">
            <text:p/>
          </draw:line>
          <draw:line draw:style-name="gr1" draw:text-style-name="P1" draw:layer="layout" svg:x1="8.096cm" svg:y1="0.635cm" svg:x2="8.096cm" svg:y2="16.51cm">
            <text:p/>
          </draw:line>
          <draw:line draw:style-name="gr1" draw:text-style-name="P1" draw:layer="layout" svg:x1="10.001cm" svg:y1="0.635cm" svg:x2="10.001cm" svg:y2="16.51cm">
            <text:p/>
          </draw:line>
          <draw:line draw:style-name="gr1" draw:text-style-name="P1" draw:layer="layout" svg:x1="11.906cm" svg:y1="0.635cm" svg:x2="11.906cm" svg:y2="16.51cm">
            <text:p/>
          </draw:line>
          <draw:line draw:style-name="gr1" draw:text-style-name="P1" draw:layer="layout" svg:x1="13.811cm" svg:y1="0.635cm" svg:x2="13.811cm" svg:y2="16.51cm">
            <text:p/>
          </draw:line>
          <draw:line draw:style-name="gr1" draw:text-style-name="P1" draw:layer="layout" svg:x1="15.716cm" svg:y1="0.635cm" svg:x2="15.716cm" svg:y2="16.51cm">
            <text:p/>
          </draw:line>
          <draw:line draw:style-name="gr1" draw:text-style-name="P1" draw:layer="layout" svg:x1="17.621cm" svg:y1="0.635cm" svg:x2="17.621cm" svg:y2="16.51cm">
            <text:p/>
          </draw:line>
          <draw:line draw:style-name="gr1" draw:text-style-name="P1" draw:layer="layout" svg:x1="1.111cm" svg:y1="15.24cm" svg:x2="18.891cm" svg:y2="15.24cm">
            <text:p/>
          </draw:line>
          <draw:line draw:style-name="gr1" draw:text-style-name="P1" draw:layer="layout" svg:x1="1.111cm" svg:y1="13.335cm" svg:x2="18.891cm" svg:y2="13.335cm">
            <text:p/>
          </draw:line>
          <draw:line draw:style-name="gr1" draw:text-style-name="P2" draw:layer="layout" svg:x1="1.111cm" svg:y1="11.43cm" svg:x2="18.891cm" svg:y2="11.43cm">
            <text:p/>
          </draw:line>
          <draw:line draw:style-name="gr1" draw:text-style-name="P2" draw:layer="layout" svg:x1="1.111cm" svg:y1="9.525cm" svg:x2="18.891cm" svg:y2="9.525cm">
            <text:p/>
          </draw:line>
          <draw:line draw:style-name="gr1" draw:text-style-name="P2" draw:layer="layout" svg:x1="1.111cm" svg:y1="7.62cm" svg:x2="18.891cm" svg:y2="7.62cm">
            <text:p/>
          </draw:line>
          <draw:line draw:style-name="gr1" draw:text-style-name="P2" draw:layer="layout" svg:x1="1.111cm" svg:y1="5.715cm" svg:x2="18.891cm" svg:y2="5.715cm">
            <text:p/>
          </draw:line>
          <draw:line draw:style-name="gr1" draw:text-style-name="P2" draw:layer="layout" svg:x1="1.111cm" svg:y1="3.81cm" svg:x2="18.891cm" svg:y2="3.81cm">
            <text:p/>
          </draw:line>
          <draw:line draw:style-name="gr1" draw:text-style-name="P1" draw:layer="layout" svg:x1="1.111cm" svg:y1="1.905cm" svg:x2="18.891cm" svg:y2="1.905cm">
            <text:p/>
          </draw:line>
          <draw:custom-shape draw:style-name="gr2" draw:text-style-name="P4" draw:layer="layout" svg:width="1.27cm" svg:height="1.27cm" svg:x="15.082cm" svg:y="14.605cm">
            <text:p text:style-name="P3"><text:span text:style-name="T1">RUN/STO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15.081cm" svg:y="3.175cm">
            <text:p text:style-name="P3"><text:span text:style-name="T1">L</text:span></text:p>
            <text:p text:style-name="P3"><text:span text:style-name="T2">SHF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9.366cm" svg:y="12.7cm">
            <text:p text:style-name="P3"><text:span text:style-name="T1">R</text:span></text:p>
            <text:p text:style-name="P3"><text:span text:style-name="T2">SHF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.27cm" svg:height="1.27cm" svg:x="5.557cm" svg:y="1.27cm">
            <text:p text:style-name="P5"><text:span text:style-name="T3">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.27cm" svg:height="1.27cm" svg:x="16.986cm" svg:y="12.7cm">
            <text:p text:style-name="P5"><text:span text:style-name="T3">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.27cm" svg:height="1.27cm" svg:x="15.082cm" svg:y="1.27cm">
            <text:p text:style-name="P5"><text:span text:style-name="T3">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6" draw:layer="layout" svg:width="1.27cm" svg:height="1.27cm" svg:x="16.987cm" svg:y="1.27cm">
            <text:p text:style-name="P5"><text:span text:style-name="T3">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3.652cm" svg:y="1.27cm">
            <text:p text:style-name="P3"><text:span text:style-name="T1">RTR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7cm" svg:y="1.27cm">
            <text:p text:style-name="P7"><text:span text:style-name="T4">DE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0" draw:layer="layout" svg:width="1.27cm" svg:height="1.27cm" svg:x="3.652cm" svg:y="14.605cm">
            <text:p text:style-name="P9"><text:span text:style-name="T5">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12.7cm">
            <text:p text:style-name="P7"><text:span text:style-name="T4">AL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12.7cm">
            <text:p text:style-name="P7"><text:span text:style-name="T4">TA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7.461cm" svg:y="10.795cm">
            <text:p text:style-name="P3"><text:span text:style-name="T1">CAPS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5.557cm" svg:y="14.605cm">
            <text:p text:style-name="P3"><text:span text:style-name="T1">CTR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4" draw:layer="layout" svg:width="1.27cm" svg:height="1.27cm" svg:x="7.461cm" svg:y="12.7cm">
            <text:p text:style-name="P3"><text:span text:style-name="T1">HOME</text:span></text:p>
            <draw:enhanced-geometry svg:viewBox="0 0 21600 21600" draw:mirror-vertical="false" draw:mirror-horizontal="false" draw:type="rectangle" draw:enhanced-path="M 0 0 L 21600 0 21600 21600 0 21600 0 0 Z N"/>
          </draw:custom-shape>
          <draw:custom-shape draw:style-name="gr2" draw:text-style-name="P8" draw:layer="layout" svg:width="1.27cm" svg:height="1.27cm" svg:x="9.367cm" svg:y="14.605cm">
            <text:p text:style-name="P7"><text:span text:style-name="T4">SP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7cm" svg:y="1.27cm">
            <text:p text:style-name="P7"><text:span text:style-name="T4">F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2cm" svg:y="1.27cm">
            <text:p text:style-name="P7"><text:span text:style-name="T4">F3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7cm" svg:y="1.27cm">
            <text:p text:style-name="P7"><text:span text:style-name="T4">F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7.462cm" svg:y="1.27cm">
            <text:p text:style-name="P7"><text:span text:style-name="T4">F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12" draw:layer="layout" svg:width="1.27cm" svg:height="1.27cm" svg:x="11.272cm" svg:y="14.605cm">
            <text:p text:style-name="P11"><text:span text:style-name="T6">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12.7cm">
            <text:p text:style-name="P7"><text:span text:style-name="T4">=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10.795cm">
            <text:p text:style-name="P7"><text:span text:style-name="T4">-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8.89cm">
            <text:p text:style-name="P7"><text:span text:style-name="T4">9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6.985cm">
            <text:p text:style-name="P7"><text:span text:style-name="T4">7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5.08cm">
            <text:p text:style-name="P7"><text:span text:style-name="T4">5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7cm" svg:y="14.605cm">
            <text:p text:style-name="P7"><text:span text:style-name="T4">1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.746cm" svg:y="3.175cm">
            <text:p text:style-name="P7"><text:span text:style-name="T4">3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12.7cm">
            <text:p text:style-name="P7"><text:span text:style-name="T4">]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10.795cm">
            <text:p text:style-name="P7"><text:span text:style-name="T4">P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8.89cm">
            <text:p text:style-name="P7"><text:span text:style-name="T4">I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6.985cm">
            <text:p text:style-name="P7"><text:span text:style-name="T4">Y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5.08cm">
            <text:p text:style-name="P7"><text:span text:style-name="T4">R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3.651cm" svg:y="3.175cm">
            <text:p text:style-name="P7"><text:span text:style-name="T4">W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12.7cm">
            <text:p text:style-name="P7"><text:span text:style-name="T4">‘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10.795cm">
            <text:p text:style-name="P7"><text:span text:style-name="T4">L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8.89cm">
            <text:p text:style-name="P7"><text:span text:style-name="T4">J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6.985cm">
            <text:p text:style-name="P7"><text:span text:style-name="T4">G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5.08cm">
            <text:p text:style-name="P7"><text:span text:style-name="T4">D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5.556cm" svg:y="3.175cm">
            <text:p text:style-name="P7"><text:span text:style-name="T4">A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12.7cm">
            <text:p text:style-name="P7"><text:span text:style-name="T4">/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10.795cm">
            <text:p text:style-name="P7"><text:span text:style-name="T4">,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8.89cm">
            <text:p text:style-name="P7"><text:span text:style-name="T4">N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6.985cm">
            <text:p text:style-name="P7"><text:span text:style-name="T4">V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5.081cm" svg:y="5.08cm">
            <text:p text:style-name="P7"><text:span text:style-name="T4">X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10.795cm">
            <text:p text:style-name="P7"><text:span text:style-name="T4">.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8.89cm">
            <text:p text:style-name="P7"><text:span text:style-name="T4">M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6.985cm">
            <text:p text:style-name="P7"><text:span text:style-name="T4">B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5.08cm">
            <text:p text:style-name="P7"><text:span text:style-name="T4">C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9.366cm" svg:y="3.175cm">
            <text:p text:style-name="P7"><text:span text:style-name="T4">Z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10.795cm">
            <text:p text:style-name="P7"><text:span text:style-name="T4">;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8.89cm">
            <text:p text:style-name="P7"><text:span text:style-name="T4">K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6.985cm">
            <text:p text:style-name="P7"><text:span text:style-name="T4">H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5.08cm">
            <text:p text:style-name="P7"><text:span text:style-name="T4">F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1.271cm" svg:y="3.175cm">
            <text:p text:style-name="P7"><text:span text:style-name="T4">S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10.795cm">
            <text:p text:style-name="P7"><text:span text:style-name="T4">[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8.89cm">
            <text:p text:style-name="P7"><text:span text:style-name="T4">O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6.985cm">
            <text:p text:style-name="P7"><text:span text:style-name="T4">U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5.08cm">
            <text:p text:style-name="P7"><text:span text:style-name="T4">T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13.176cm" svg:y="3.175cm">
            <text:p text:style-name="P7"><text:span text:style-name="T4">E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13.177cm" svg:y="14.605cm">
            <text:p text:style-name="P7"><text:span text:style-name="T4">Q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7.461cm" svg:y="8.89cm">
            <text:p text:style-name="P7"><text:span text:style-name="T4">0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7.461cm" svg:y="6.985cm">
            <text:p text:style-name="P7"><text:span text:style-name="T4">8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7.461cm" svg:y="5.08cm">
            <text:p text:style-name="P7"><text:span text:style-name="T4">6</text:span></text:p>
            <draw:enhanced-geometry svg:viewBox="0 0 21600 21600" draw:type="rectangle" draw:enhanced-path="M 0 0 L 21600 0 21600 21600 0 21600 0 0 Z N"/>
          </draw:custom-shape>
          <draw:custom-shape draw:style-name="gr2" draw:text-style-name="P8" draw:layer="layout" svg:width="1.27cm" svg:height="1.27cm" svg:x="7.461cm" svg:y="3.175cm">
            <text:p text:style-name="P7"><text:span text:style-name="T4">4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2" draw:text-style-name="P8" draw:layer="layout" svg:width="1.27cm" svg:height="1.27cm" svg:x="7.462cm" svg:y="14.605cm">
            <text:p text:style-name="P7"><text:span text:style-name="T4">2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3" draw:text-style-name="P8" draw:layer="layout" svg:width="1.27cm" svg:height="0.635cm" svg:x="1.746cm" svg:y="0cm">
            <text:p text:style-name="P7"><text:span text:style-name="T4">PB0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3.651cm" svg:y="0cm">
            <text:p text:style-name="P7"><text:span text:style-name="T4">PB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5.556cm" svg:y="0cm">
            <text:p text:style-name="P7"><text:span text:style-name="T4">PB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7.461cm" svg:y="0cm">
            <text:p text:style-name="P7"><text:span text:style-name="T4">PB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9.366cm" svg:y="0cm">
            <text:p text:style-name="P7"><text:span text:style-name="T4">PB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11.271cm" svg:y="0cm">
            <text:p text:style-name="P7"><text:span text:style-name="T4">PB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13.176cm" svg:y="0cm">
            <text:p text:style-name="P7"><text:span text:style-name="T4">PB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15.081cm" svg:y="0cm">
            <text:p text:style-name="P7"><text:span text:style-name="T4">PB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8" draw:layer="layout" svg:width="1.27cm" svg:height="0.635cm" svg:x="16.986cm" svg:y="0cm">
            <text:p text:style-name="P7"><text:span text:style-name="T4">PB8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8cm" svg:y="14.922cm">
            <text:p text:style-name="P13"><text:span text:style-name="T4">PA7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3.492cm">
            <text:p text:style-name="P13"><text:span text:style-name="T4">PA1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5.397cm">
            <text:p text:style-name="P13"><text:span text:style-name="T4">PA2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7.302cm">
            <text:p text:style-name="P13"><text:span text:style-name="T4">PA3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9.207cm">
            <text:p text:style-name="P13"><text:span text:style-name="T4">PA4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11.112cm">
            <text:p text:style-name="P13"><text:span text:style-name="T4">PA5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9cm" svg:y="13.017cm">
            <text:p text:style-name="P13"><text:span text:style-name="T4">PA6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4" draw:layer="layout" svg:width="1.27cm" svg:height="0.635cm" svg:x="-0.158cm" svg:y="1.587cm">
            <text:p text:style-name="P13"><text:span text:style-name="T4">PA0</text:span></text:p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pitch="variable"/>
    <style:font-face style:name="Cascadia Code" svg:font-family="'Cascadia Code'" style:font-family-generic="modern" style:font-pitch="fixed"/>
    <style:font-face style:name="Cascadia Code1" svg:font-family="'Cascadia Code'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moder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Mono" svg:font-family="'Noto Mono'" style:font-family-generic="modern" style:font-pitch="variable"/>
    <style:font-face style:name="Noto Mono1" svg:font-family="'Noto Mono'" style:font-family-generic="modern" style:font-pitch="fixed"/>
    <style:font-face style:name="Noto Mono2" svg:font-family="'Noto Mono'" style:font-pitch="fixed"/>
    <style:font-face style:name="Noto Sans" svg:font-family="'Noto Sans'" style:font-family-generic="roman" style:font-pitch="variable"/>
    <style:font-face style:name="OpenSymbol" svg:font-family="OpenSymbol" style:font-pitch="fixed"/>
    <style:font-face style:name="OpenSymbol1" svg:font-family="OpenSymbol"/>
    <style:font-face style:name="OpenSymbol2" svg:font-family="OpenSymbol" style:font-pitch="variable"/>
    <style:font-face style:name="Road Rage" svg:font-family="'Road Rage'" style:font-family-generic="moder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19.05cm" fo:page-height="16.5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initial-creator>Peter Weingartner</meta:initial-creator>
    <meta:creation-date>2023-03-09T15:50:52.316000000</meta:creation-date>
    <dc:date>2024-06-18T17:59:56.213000000</dc:date>
    <dc:creator>Peter Weingartner</dc:creator>
    <meta:editing-duration>PT13M13S</meta:editing-duration>
    <meta:editing-cycles>6</meta:editing-cycles>
    <meta:generator>LibreOffice/7.2.2.2$Windows_X86_64 LibreOffice_project/02b2acce88a210515b4a5bb2e46cbfb63fe97d56</meta:generator>
    <meta:document-statistic meta:object-count="101"/>
  </office:meta>
</office:document-meta>
</file>